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le:</text:p>
      <text:p text:style-name="Standard"/>
      <text:p text:style-name="Standard">Gray City</text:p>
      <text:p text:style-name="Standard"/>
      <text:p text:style-name="Standard">Gray Zone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6:27:16</meta:creation-date>
    <dc:date>2013-03-06T16:40:59</dc:date>
    <meta:editing-duration>PT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" meta:word-count="5" meta:character-count="25" meta:non-whitespace-character-count="22"/>
  </office:meta>
</office:document-meta>
</file>